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uzzyLikeThisQueryBuilder.getQuery( Elem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uzzyLikeThisQueryBuilder.FuzzyLikeThisQueryBuilder( Analyzer analy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